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office:automatic-styles>
  <office:body>
    <office:text text:use-soft-page-breaks="true">
      <text:p text:style-name="P1">Histoire de la publicité</text:p>
      <text:p text:style-name="P2"/>
      <text:p text:style-name="Standard">Les origines : 1850 – 1920</text:p>
      <text:p text:style-name="Standard"/>
      <text:p text:style-name="Standard">Publicité au sens moderne : vente / promotion de produit via les médias avec une dimension éco</text:p>
      <text:p text:style-name="Standard">Étude du ptn de vue esthétique.</text:p>
      <text:p text:style-name="Standard">Début de la révolution industrielle (1870), mode de<text:s/>prod soutenue par la pub, électricité</text:p>
      <text:p text:style-name="Standard">Secteurs industriel cherche à vendre ses produits à la population qui arrive en ville</text:p>
      <text:p text:style-name="Standard">Le Baron Haussman : re conçoit / urbanise Paris → dev de grands magasins qui vont développer des catalogues pour vendre leurs produits.</text:p>
      <text:p text:style-name="Standard">Jules Chéret : développe une expertise en couleur et format de la lithographie</text:p>
      <text:p text:style-name="Standard">Code de l’affiche : Fond gradué, silhouette détachée dénuée de perspective <text:s/>au centre de la fiche, féminité, travail sur les lettres, correspondance texte / image</text:p>
      <text:p text:style-name="Standard">→ naissance de l’affichomanie : les gens collectionnent les affiches</text:p>
      <text:p text:style-name="Standard">Toulouse Lautrec : fais des affiches pour les cabarets → apprécie les plaisirs de la vie</text:p>
      <text:p text:style-name="Standard"/>
      <text:p text:style-name="Standard"/>
      <text:p text:style-name="Standard">???????? <text:s/>:)</text:p>
      <text:p text:style-name="Standard"/>
      <text:p text:style-name="Standard">Affiches touristiques</text:p>
      <text:p text:style-name="Standard">Affiches : considérées comme de l’art appliqué <text:s/></text:p>
      <text:p text:style-name="Standard">Street art<text:s/>retrouvé en publicité dans les campagnes actuelles</text:p>
      <text:p text:style-name="Standard">Artistes faisaient des affiches → industrialisation des affiches donc devient un métier : affichiste</text:p>
      <text:p text:style-name="Standard">Les affiches ne sont pas signées mais certains imprimeurs vont quand même garder la signature pour garder une trace. Les premier affichistes sont les ancêtres des graphistes viennent de plusieurs secteurs, on a aussi beaucoup d’illustrateur et de dessinateurs et de caricaturistes qui font des affiches.</text:p>
      <text:p text:style-name="Standard">Cappiello (+ de 3000 affiches) supprime le fond, reprend ses traits de caricaturistes au sein de l’affiche, créer un contraste en supprimant les éléments qu’il juge inutile, on retrouve tout de même les codes de l’affiche avec la silhouette qui se détache et les <text:s/>écritures. (repris par Apple en 200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ey</meta:initial-creator>
    <dc:creator>Julien</dc:creator>
    <meta:creation-date>2021-02-04T08:46:00Z</meta:creation-date>
    <dc:date>2021-02-04T08:46:00Z</dc:date>
    <meta:template xlink:href="Normal.dotm" xlink:type="simple"/>
    <meta:editing-cycles>2</meta:editing-cycles>
    <meta:editing-duration>PT0S</meta:editing-duration>
    <meta:document-statistic meta:page-count="1" meta:paragraph-count="3" meta:word-count="269" meta:character-count="1747" meta:row-count="12" meta:non-whitespace-character-count="1481"/>
  </office:meta>
</office:document-meta>
</file>